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Preformatted_20_Text">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utorial - Criando um Bookmarker - Parte 1</text:h>
      <text:section text:style-name="Sect1" text:name="tutorial-criando-um-bookmarker-parte-1">
        <text:p text:style-name="Text_20_body">Esse tutorial vai guiar você através da criação de uma simples aplicação de marcação (bookmarker). Para começar, nós vamos instalar o CakePHP, criar nosso banco de dados, e usar as ferramentas que o CakePHP fornece para obter nossa aplicação de pé rápido.</text:p>
        <text:p text:style-name="Text_20_body">Aqui está o que você vai precisar:</text:p>
        <text:list xml:id="list6581830136971415656" text:style-name="L1">
          <text:list-item>
            <text:p text:style-name="P3">Um servidor de banco de dados. Nós vamos usar o servidor MySQL neste tutorial. Você precisa saber o suficiente sobre SQL para criar um banco de dados: O CakePHP vai tomar as rédeas a partir daí. Por nós estarmos usando o MySQL, também certifique-se que você tem a extensão <text:span text:style-name="Source_20_Text">pdo_mysql</text:span> habilitada no PHP. </text:p>
          </text:list-item>
          <text:list-item>
            <text:p text:style-name="P1">Conhecimento básico sobre PHP. </text:p>
          </text:list-item>
        </text:list>
        <text:p text:style-name="Text_20_body">Vamos começar!</text:p>
        <text:section text:style-name="Sect1" text:name="instalacao-do-cakephp">
          <text:h text:style-name="Heading_20_2" text:outline-level="2">Instalação do CakePHP</text:h>
          <text:p text:style-name="Text_20_body">A maneira mais fácil de instalar o CakePHP é usando Composer, um gerenciador de dependências para o PHP. É uma forma simples de instalar o CakePHP a partir de seu terminal ou prompt de comando. Primeiro, você precisa baixar e instalar o Composer. Se você tiver instalada a extensão cURL do PHP, execute o seguinte comando:</text:p>
          <text:p text:style-name="P5">curl -s https://getcomposer.org/installer | php</text:p>
          <text:p text:style-name="Text_20_body">Ao invés disso, você também pode baixar o arquivo <text:span text:style-name="Source_20_Text">composer.phar</text:span> do <text:a xlink:type="simple" xlink:href="https://getcomposer.org/download/" text:style-name="Internet_20_link" text:visited-style-name="Visited_20_Internet_20_Link">site</text:a> oficial.</text:p>
          <text:p text:style-name="Text_20_body">Em seguida, basta digitar a seguinte linha no seu terminal a partir do diretório onde se localiza o arquivo <text:span text:style-name="Source_20_Text">composer.phar</text:span> para instalar o esqueleto de aplicações do CakePHP no diretório <text:span text:style-name="Source_20_Text">bookmarker</text:span>.</text:p>
          <text:p text:style-name="P5">php composer.phar create-project --prefer-dist cakephp/app bookmarker</text:p>
          <text:p text:style-name="Text_20_body">A vantagem de usar Composer é que ele irá completar automaticamente um conjunto importante de tarefas, como configurar as permissões de arquivo e criar a sua <text:span text:style-name="Strong_20_Emphasis">config/app.php</text:span>.</text:p>
          <text:p text:style-name="Text_20_body">Há outras maneiras de instalar o CakePHP. Se você não puder ou não quiser usar Composer, veja a seção <text:a xlink:type="simple" xlink:href="https://book.cakephp.org/3.0/pt/installation.html" text:style-name="Internet_20_link" text:visited-style-name="Visited_20_Internet_20_Link">Instalação</text:a>.</text:p>
          <text:p text:style-name="Text_20_body">Independentemente de como você baixou o CakePHP, uma vez que sua instalação for concluída, a estrutura dos diretórios deve ficar parecida com o seguinte:</text:p>
          <text:p text:style-name="Preformatted_20_Text">/bookmarker</text:p>
          <text:p text:style-name="Preformatted_20_Text"><text:s text:c="4"/>/bin</text:p>
          <text:p text:style-name="Preformatted_20_Text"><text:s text:c="4"/>/config</text:p>
          <text:p text:style-name="Preformatted_20_Text"><text:s text:c="4"/>/logs</text:p>
          <text:p text:style-name="Preformatted_20_Text"><text:s text:c="4"/>/plugins</text:p>
          <text:p text:style-name="Preformatted_20_Text"><text:s text:c="4"/>/src</text:p>
          <text:p text:style-name="Preformatted_20_Text"><text:s text:c="4"/>/tests</text:p>
          <text:p text:style-name="Preformatted_20_Text"><text:s text:c="4"/>/tmp</text:p>
          <text:p text:style-name="Preformatted_20_Text"><text:s text:c="4"/>/vendor</text:p>
          <text:p text:style-name="Preformatted_20_Text"><text:soft-page-break/><text:s text:c="4"/>/webroot</text:p>
          <text:p text:style-name="Preformatted_20_Text"><text:s text:c="4"/>.editorconfig</text:p>
          <text:p text:style-name="Preformatted_20_Text"><text:s text:c="4"/>.gitignore</text:p>
          <text:p text:style-name="Preformatted_20_Text"><text:s text:c="4"/>.htaccess</text:p>
          <text:p text:style-name="Preformatted_20_Text"><text:s text:c="4"/>.travis.yml</text:p>
          <text:p text:style-name="Preformatted_20_Text"><text:s text:c="4"/>composer.json</text:p>
          <text:p text:style-name="Preformatted_20_Text"><text:s text:c="4"/>index.php</text:p>
          <text:p text:style-name="Preformatted_20_Text"><text:s text:c="4"/>phpunit.xml.dist</text:p>
          <text:p text:style-name="P5"><text:s text:c="4"/>README.md</text:p>
          <text:p text:style-name="Text_20_body">Agora pode ser um bom momento para aprender sobre como a estrutura de diretórios do CakePHP funciona: Confira a seção <text:a xlink:type="simple" xlink:href="https://book.cakephp.org/3.0/pt/intro/cakephp-folder-structure.html" text:style-name="Internet_20_link" text:visited-style-name="Visited_20_Internet_20_Link">Estrutura de pastas do CakePHP</text:a>.</text:p>
        </text:section>
        <text:section text:style-name="Sect1" text:name="verificando-nossa-instalacao">
          <text:h text:style-name="Heading_20_2" text:outline-level="2">Verificando nossa instalação</text:h>
          <text:p text:style-name="Text_20_body">Podemos checar rapidamente que a nossa instalação está correta, verificando a página inicial padrão. Antes que você possa fazer isso, você vai precisar iniciar o servidor de desenvolvimento:</text:p>
          <text:p text:style-name="P5">bin/cake server</text:p>
          <text:p text:style-name="Text_20_body">Isto irá iniciar o servidor embutido do PHP na porta 8765. Abra <text:span text:style-name="Source_20_Text">http://localhost:8765</text:span> em seu navegador para ver a página de boas-vindas. Todas as verificações devem estar checadas corretamente, a não ser a conexão com banco de dados do CakePHP. Se não, você pode precisar instalar extensões do PHP adicionais, ou definir permissões de diretório.</text:p>
        </text:section>
        <text:section text:style-name="Sect1" text:name="criando-o-banco-de-dados">
          <text:h text:style-name="Heading_20_2" text:outline-level="2">Criando o banco de dados</text:h>
          <text:p text:style-name="Text_20_body">Em seguida, vamos criar o banco de dados para a nossa aplicação. Se você ainda não tiver feito isso, crie um banco de dados vazio para uso nesse tutorial, com um nome de sua escolha, por exemplo, <text:span text:style-name="Source_20_Text">cake_bookmarks</text:span>. Você pode executar o seguinte SQL para criar as tabelas necessárias:</text:p>
          <text:p text:style-name="Preformatted_20_Text">CREATE TABLE users (</text:p>
          <text:p text:style-name="Preformatted_20_Text"><text:s text:c="4"/>id INT AUTO_INCREMENT PRIMARY KEY,</text:p>
          <text:p text:style-name="Preformatted_20_Text"><text:s text:c="4"/>email VARCHAR(255) NOT NULL,</text:p>
          <text:p text:style-name="Preformatted_20_Text"><text:s text:c="4"/>password VARCHAR(255) NOT NULL,</text:p>
          <text:p text:style-name="Preformatted_20_Text"><text:s text:c="4"/>created DATETIME,</text:p>
          <text:p text:style-name="Preformatted_20_Text"><text:s text:c="4"/>modified DATETIME</text:p>
          <text:p text:style-name="Preformatted_20_Text">);</text:p>
          <text:p text:style-name="Preformatted_20_Text"/>
          <text:p text:style-name="Preformatted_20_Text">CREATE TABLE bookmarks (</text:p>
          <text:p text:style-name="Preformatted_20_Text"><text:s text:c="4"/>id INT AUTO_INCREMENT PRIMARY KEY,</text:p>
          <text:p text:style-name="Preformatted_20_Text"><text:s text:c="4"/>user_id INT NOT NULL,</text:p>
          <text:p text:style-name="Preformatted_20_Text"><text:s text:c="4"/>title VARCHAR(50),</text:p>
          <text:p text:style-name="Preformatted_20_Text"><text:s text:c="4"/>description TEXT,</text:p>
          <text:p text:style-name="Preformatted_20_Text"><text:s text:c="4"/>url TEXT,</text:p>
          <text:p text:style-name="Preformatted_20_Text"><text:s text:c="4"/>created DATETIME,</text:p>
          <text:p text:style-name="Preformatted_20_Text"><text:s text:c="4"/>modified DATETIME,</text:p>
          <text:p text:style-name="Preformatted_20_Text"><text:s text:c="4"/>FOREIGN KEY user_key (user_id) REFERENCES users(id)</text:p>
          <text:p text:style-name="Preformatted_20_Text">);</text:p>
          <text:p text:style-name="Preformatted_20_Text"/>
          <text:p text:style-name="Preformatted_20_Text">CREATE TABLE tags (</text:p>
          <text:p text:style-name="Preformatted_20_Text"><text:s text:c="4"/>id INT AUTO_INCREMENT PRIMARY KEY,</text:p>
          <text:p text:style-name="Preformatted_20_Text"><text:s text:c="4"/>title VARCHAR(255),</text:p>
          <text:p text:style-name="Preformatted_20_Text"><text:soft-page-break/><text:s text:c="4"/>created DATETIME,</text:p>
          <text:p text:style-name="Preformatted_20_Text"><text:s text:c="4"/>modified DATETIME,</text:p>
          <text:p text:style-name="Preformatted_20_Text"><text:s text:c="4"/>UNIQUE KEY (title)</text:p>
          <text:p text:style-name="Preformatted_20_Text">);</text:p>
          <text:p text:style-name="Preformatted_20_Text"/>
          <text:p text:style-name="Preformatted_20_Text">CREATE TABLE bookmarks_tags (</text:p>
          <text:p text:style-name="Preformatted_20_Text"><text:s text:c="4"/>bookmark_id INT NOT NULL,</text:p>
          <text:p text:style-name="Preformatted_20_Text"><text:s text:c="4"/>tag_id INT NOT NULL,</text:p>
          <text:p text:style-name="Preformatted_20_Text"><text:s text:c="4"/>PRIMARY KEY (bookmark_id, tag_id),</text:p>
          <text:p text:style-name="Preformatted_20_Text"><text:s text:c="4"/>INDEX tag_idx (tag_id, bookmark_id),</text:p>
          <text:p text:style-name="Preformatted_20_Text"><text:s text:c="4"/>FOREIGN KEY tag_key(tag_id) REFERENCES tags(id),</text:p>
          <text:p text:style-name="Preformatted_20_Text"><text:s text:c="4"/>FOREIGN KEY bookmark_key(bookmark_id) REFERENCES bookmarks(id)</text:p>
          <text:p text:style-name="P5">);</text:p>
          <text:p text:style-name="Text_20_body">Você deve ter notado que a tabela <text:span text:style-name="Source_20_Text">bookmarks_tags</text:span> utilizada uma chave primária composta. O CakePHP suporta chaves primárias compostas quase todos os lugares, tornando mais fácil construir aplicações multi-arrendados.</text:p>
          <text:p text:style-name="Text_20_body">Os nomes de tabelas e colunas que usamos não foram arbitrárias. Usando <text:a xlink:type="simple" xlink:href="https://book.cakephp.org/3.0/pt/intro/conventions.html" text:style-name="Internet_20_link" text:visited-style-name="Visited_20_Internet_20_Link">convenções de nomenclatura</text:a> do CakePHP, podemos alavancar o desenvolvimento e evitar ter de configurar o framework. O CakePHP é flexível o suficiente para acomodar até mesmo esquemas de banco de dados legados inconsistentes, mas aderir às convenções vai lhe poupar tempo.</text:p>
        </text:section>
        <text:section text:style-name="Sect1" text:name="configurando-o-banco-de-dados">
          <text:h text:style-name="Heading_20_2" text:outline-level="2">Configurando o banco de dados</text:h>
          <text:p text:style-name="Text_20_body">Em seguida, vamos dizer ao CakePHP onde o nosso banco de dados está como se conectar a ele. Para muitos, esta será a primeira e última vez que você vai precisar configurar qualquer coisa.</text:p>
          <text:p text:style-name="Text_20_body">A configuração é bem simples: basta alterar os valores do array <text:span text:style-name="Source_20_Text">Datasources.default</text:span> no arquivo <text:span text:style-name="Strong_20_Emphasis">config/app.php</text:span> pelos que se aplicam à sua configuração. A amostra completa da gama de configurações pode ser algo como o seguinte:</text:p>
          <text:p text:style-name="Preformatted_20_Text">return [</text:p>
          <text:p text:style-name="Preformatted_20_Text"><text:s text:c="4"/>// Mais configuração acima.</text:p>
          <text:p text:style-name="Preformatted_20_Text"><text:s text:c="4"/>'Datasources' =&gt; [</text:p>
          <text:p text:style-name="Preformatted_20_Text"><text:s text:c="8"/>'default' =&gt; [</text:p>
          <text:p text:style-name="Preformatted_20_Text"><text:s text:c="12"/>'className' =&gt; 'Cake\Database\Connection',</text:p>
          <text:p text:style-name="Preformatted_20_Text"><text:s text:c="12"/>'driver' =&gt; 'Cake\Database\Driver\Mysql',</text:p>
          <text:p text:style-name="Preformatted_20_Text"><text:s text:c="12"/>'persistent' =&gt; false,</text:p>
          <text:p text:style-name="Preformatted_20_Text"><text:s text:c="12"/>'host' =&gt; 'localhost',</text:p>
          <text:p text:style-name="Preformatted_20_Text"><text:s text:c="12"/>'username' =&gt; 'cakephp',</text:p>
          <text:p text:style-name="Preformatted_20_Text"><text:s text:c="12"/>'password' =&gt; 'AngelF00dC4k3~',</text:p>
          <text:p text:style-name="Preformatted_20_Text"><text:s text:c="12"/>'database' =&gt; 'cake_bookmarks',</text:p>
          <text:p text:style-name="Preformatted_20_Text"><text:s text:c="12"/>'encoding' =&gt; 'utf8',</text:p>
          <text:p text:style-name="Preformatted_20_Text"><text:s text:c="12"/>'timezone' =&gt; 'UTC',</text:p>
          <text:p text:style-name="Preformatted_20_Text"><text:s text:c="12"/>'cacheMetadata' =&gt; true,</text:p>
          <text:p text:style-name="Preformatted_20_Text"><text:s text:c="8"/>],</text:p>
          <text:p text:style-name="Preformatted_20_Text"><text:s text:c="4"/>],</text:p>
          <text:p text:style-name="Preformatted_20_Text"><text:s text:c="4"/>// Mais configuração abaixo.</text:p>
          <text:p text:style-name="P5">];</text:p>
          <text:p text:style-name="Text_20_body">Depois de salvar o seu arquivo <text:span text:style-name="Strong_20_Emphasis">config/app.php</text:span>, você deve notar que a mensagem ‘CakePHP is able to connect to the database’ tem uma marca de verificação.</text:p>
          <text:p text:style-name="Text_20_body"><text:soft-page-break/>Uma cópia do arquivo de configuração padrão do CakePHP é encontrado em <text:span text:style-name="Strong_20_Emphasis">config/app.default.php</text:span>.</text:p>
        </text:section>
        <text:section text:style-name="Sect1" text:name="gerando-o-codigo-base">
          <text:h text:style-name="Heading_20_2" text:outline-level="2">Gerando o código base</text:h>
          <text:p text:style-name="Text_20_body">Devido a nosso banco de dados seguir as convenções do CakePHP, podemos usar o <text:a xlink:type="simple" xlink:href="https://book.cakephp.org/3.0/pt/bake/usage.html" text:style-name="Internet_20_link" text:visited-style-name="Visited_20_Internet_20_Link">bake console</text:a> para gerar rapidamente uma aplicação básica . Em sua linha de comando execute:</text:p>
          <text:p text:style-name="Preformatted_20_Text">bin/cake bake all users</text:p>
          <text:p text:style-name="Preformatted_20_Text">bin/cake bake all bookmarks</text:p>
          <text:p text:style-name="P5">bin/cake bake all tags</text:p>
          <text:p text:style-name="Text_20_body">Isso irá gerar os controllers, models, views, seus casos de teste correspondentes, e fixtures para os nossos users, bookmarks e tags. Se você parou seu servidor, reinicie-o e vá para <text:span text:style-name="Source_20_Text">http://localhost:8765/bookmarks</text:span>.</text:p>
          <text:p text:style-name="Text_20_body">Você deverá ver uma aplicação que dá acesso básico, mas funcional a tabelas de banco de dados. Adicione alguns users, bookmarks e tags.</text:p>
        </text:section>
        <text:section text:style-name="Sect1" text:name="adicionando-criptografia-de-senha">
          <text:h text:style-name="Heading_20_2" text:outline-level="2">Adicionando criptografia de senha</text:h>
          <text:p text:style-name="Text_20_body">Quando você criou seus users, você deve ter notado que as senhas foram armazenadas como texto simples. Isso é muito ruim do ponto de vista da segurança, por isso vamos consertar isso.</text:p>
          <text:p text:style-name="Text_20_body">Este também é um bom momento para falar sobre a camada de modelo. No CakePHP, separamos os métodos que operam em uma coleção de objetos, e um único objeto em diferentes classes. Métodos que operam na recolha de entidades são colocadas na classe <text:span text:style-name="Emphasis">Table</text:span>, enquanto as características pertencentes a um único registro são colocados na classe <text:span text:style-name="Emphasis">Entity</text:span>.</text:p>
          <text:p text:style-name="Text_20_body">Por exemplo, a criptografia de senha é feita no registro individual, por isso vamos implementar esse comportamento no objeto entidade. Dada a circunstância de nós querermos criptografar a senha cada vez que é definida, vamos usar um método modificador/definidor. O CakePHP vai chamar métodos de definição baseados em convenções a qualquer momento que uma propriedade é definida em uma de suas entidades. Vamos adicionar um definidor para a senha. Em <text:span text:style-name="Strong_20_Emphasis">src/Model/Entity/User.php</text:span> adicione o seguinte:</text:p>
          <text:p text:style-name="Preformatted_20_Text">namespace App\Model\Entity;</text:p>
          <text:p text:style-name="Preformatted_20_Text"/>
          <text:p text:style-name="Preformatted_20_Text">use Cake\ORM\Entity;</text:p>
          <text:p text:style-name="Preformatted_20_Text">use Cake\Auth\DefaultPasswordHasher;</text:p>
          <text:p text:style-name="Preformatted_20_Text"/>
          <text:p text:style-name="Preformatted_20_Text">class User extends Entity</text:p>
          <text:p text:style-name="Preformatted_20_Text">{</text:p>
          <text:p text:style-name="Preformatted_20_Text"/>
          <text:p text:style-name="Preformatted_20_Text"><text:s text:c="4"/>// Code from bake.</text:p>
          <text:p text:style-name="Preformatted_20_Text"/>
          <text:p text:style-name="Preformatted_20_Text"><text:s text:c="4"/>protected function _setPassword($value)</text:p>
          <text:p text:style-name="Preformatted_20_Text"><text:s text:c="4"/>{</text:p>
          <text:p text:style-name="Preformatted_20_Text"><text:soft-page-break/><text:s text:c="8"/>$hasher = new DefaultPasswordHasher();</text:p>
          <text:p text:style-name="Preformatted_20_Text"><text:s text:c="8"/>return $hasher-&gt;hash($value);</text:p>
          <text:p text:style-name="Preformatted_20_Text"><text:s text:c="4"/>}</text:p>
          <text:p text:style-name="P5">}</text:p>
          <text:p text:style-name="Text_20_body">Agora atualize um dos usuários que você criou anteriormente, se você alterar sua senha, você deve ver um senha criptografada ao invés do valor original nas páginas de lista ou visualização. O CakePHP criptografa senhas com <text:a xlink:type="simple" xlink:href="http://codahale.com/how-to-safely-store-a-password/" text:style-name="Internet_20_link" text:visited-style-name="Visited_20_Internet_20_Link">bcrypt</text:a> por padrão. Você também pode usar sha1 ou md5 caso venha a trabalhar com um banco de dados existente.</text:p>
        </text:section>
        <text:section text:style-name="Sect1" text:name="recuperando-bookmarks-com-uma-tag-especifica">
          <text:h text:style-name="Heading_20_2" text:outline-level="2">Recuperando bookmarks com uma tag específica</text:h>
          <text:p text:style-name="Text_20_body">Agora que estamos armazenando senhas com segurança, podemos construir algumas características mais interessantes em nossa aplicação. Uma vez que você acumulou uma coleção de bookmarks, é útil ser capaz de pesquisar através deles por tag. Em seguida, vamos implementar uma rota, a ação do controller, e um método localizador para pesquisar através de bookmarks por tag.</text:p>
          <text:p text:style-name="Text_20_body">Idealmente, nós teríamos uma URL que se parece com <text:span text:style-name="Source_20_Text">http://localhost:8765/bookmarks/tagged/funny/cat/gifs</text:span>. Isso deveria nos permitir a encontrar todos os bookmarks que têm as tags ‘funny’, ‘cat’ e ‘gifs’. Antes de podermos implementar isso, vamos adicionar uma nova rota. Em <text:span text:style-name="Strong_20_Emphasis">config/routes.php</text:span>, adicione o seguinte na parte superior do arquivo:</text:p>
          <text:p text:style-name="Preformatted_20_Text">Router::scope(</text:p>
          <text:p text:style-name="Preformatted_20_Text"><text:s text:c="4"/>'/bookmarks',</text:p>
          <text:p text:style-name="Preformatted_20_Text"><text:s text:c="4"/>['controller' =&gt; 'Bookmarks'],</text:p>
          <text:p text:style-name="Preformatted_20_Text"><text:s text:c="4"/>function ($routes) {</text:p>
          <text:p text:style-name="Preformatted_20_Text"><text:s text:c="8"/>$routes-&gt;connect('/tagged/*', ['action' =&gt; 'tags']);</text:p>
          <text:p text:style-name="Preformatted_20_Text"><text:s text:c="4"/>}</text:p>
          <text:p text:style-name="P5">);</text:p>
          <text:p text:style-name="Text_20_body">O acima define uma nova “rota” que liga o caminho <text:span text:style-name="Source_20_Text">/bookmarks/tagged/*</text:span>, a <text:span text:style-name="Source_20_Text">BookmarksController::tags()</text:span>. Ao definir rotas, você pode isolar como suas URLs parecerão, de como eles são implementadas. Se fôssemos visitar <text:span text:style-name="Source_20_Text">http://localhost:8765/bookmarks/tagged</text:span>, deveriamos ver uma página de erro informativa do CakePHP. Vamos implementar esse método ausente agora. Em <text:span text:style-name="Strong_20_Emphasis">src/Controller/BookmarksController.php</text:span> adicione o seguinte:</text:p>
          <text:p text:style-name="Preformatted_20_Text">public function tags()</text:p>
          <text:p text:style-name="Preformatted_20_Text">{</text:p>
          <text:p text:style-name="Preformatted_20_Text"><text:s text:c="4"/>$tags = $this-&gt;request-&gt;getParam('pass');</text:p>
          <text:p text:style-name="Preformatted_20_Text"><text:s text:c="4"/>$bookmarks = $this-&gt;Bookmarks-&gt;find('tagged', [</text:p>
          <text:p text:style-name="Preformatted_20_Text"><text:s text:c="8"/>'tags' =&gt; $tags</text:p>
          <text:p text:style-name="Preformatted_20_Text"><text:s text:c="4"/>]);</text:p>
          <text:p text:style-name="Preformatted_20_Text"><text:s text:c="4"/>$this-&gt;set(compact('bookmarks', 'tags'));</text:p>
          <text:p text:style-name="P5">}</text:p>
        </text:section>
        <text:section text:style-name="Sect1" text:name="criando-o-metodo-localizador">
          <text:h text:style-name="Heading_20_2" text:outline-level="2">Criando o método localizador</text:h>
          <text:p text:style-name="Text_20_body">No CakePHP nós gostamos de manter as nossas ações do controller enxutas, e colocar a maior parte da lógica de nossa aplicação nos modelos. Se você fosse visitar a URL <text:soft-page-break/><text:span text:style-name="Source_20_Text">/bookmarks/tagged</text:span> agora, você veria um erro sobre o método <text:span text:style-name="Source_20_Text">findTagged</text:span> não estar implementado ainda, então vamos fazer isso. Em <text:span text:style-name="Strong_20_Emphasis">src/Model/Table/BookmarksTable.php</text:span> adicione o seguinte:</text:p>
          <text:p text:style-name="Preformatted_20_Text">public function findTagged(Query $query, array $options)</text:p>
          <text:p text:style-name="Preformatted_20_Text">{</text:p>
          <text:p text:style-name="Preformatted_20_Text"><text:s text:c="4"/>$bookmarks = $this-&gt;find()</text:p>
          <text:p text:style-name="Preformatted_20_Text"><text:s text:c="8"/>-&gt;select(['id', 'url', 'title', 'description']);</text:p>
          <text:p text:style-name="Preformatted_20_Text"/>
          <text:p text:style-name="Preformatted_20_Text"><text:s text:c="4"/>if (empty($options['tags'])) {</text:p>
          <text:p text:style-name="Preformatted_20_Text"><text:s text:c="8"/>$bookmarks</text:p>
          <text:p text:style-name="Preformatted_20_Text"><text:s text:c="12"/>-&gt;leftJoinWith('Tags')</text:p>
          <text:p text:style-name="Preformatted_20_Text"><text:s text:c="12"/>-&gt;where(['Tags.title IS' =&gt; null]);</text:p>
          <text:p text:style-name="Preformatted_20_Text"><text:s text:c="4"/>} else {</text:p>
          <text:p text:style-name="Preformatted_20_Text"><text:s text:c="8"/>$bookmarks</text:p>
          <text:p text:style-name="Preformatted_20_Text"><text:s text:c="12"/>-&gt;innerJoinWith('Tags')</text:p>
          <text:p text:style-name="Preformatted_20_Text"><text:s text:c="12"/>-&gt;where(['Tags.title IN ' =&gt; $options['tags']]);</text:p>
          <text:p text:style-name="Preformatted_20_Text"><text:s text:c="4"/>}</text:p>
          <text:p text:style-name="Preformatted_20_Text"/>
          <text:p text:style-name="Preformatted_20_Text"><text:s text:c="4"/>return $bookmarks-&gt;group(['Bookmarks.id']);</text:p>
          <text:p text:style-name="P5">}</text:p>
          <text:p text:style-name="Text_20_body">Nós implementamos um método <text:a xlink:type="simple" xlink:href="https://book.cakephp.org/3.0/pt/orm/retrieving-data-and-resultsets.html#custom-find-methods" text:style-name="Internet_20_link" text:visited-style-name="Visited_20_Internet_20_Link">localizador customizado</text:a>. Este é um conceito muito poderoso no CakePHP que lhe permite construir consultas reutilizáveis. Em nossa pesquisa, nós alavancamos o método <text:span text:style-name="Source_20_Text">matching()</text:span> que nos habilita encontrar bookmarks que têm uma tag ‘correspondente’.</text:p>
        </text:section>
        <text:section text:style-name="Sect1" text:name="criando-a-view">
          <text:h text:style-name="Heading_20_2" text:outline-level="2">Criando a view</text:h>
          <text:p text:style-name="Text_20_body">Agora, se você visitar a URL <text:span text:style-name="Source_20_Text">/bookmarks/tagged</text:span>, o CakePHP irá mostrar um erro e deixá-lo saber que você ainda não fez um arquivo view. Em seguida, vamos construir o arquivo view para a nossa ação <text:span text:style-name="Source_20_Text">tags</text:span>. Em <text:span text:style-name="Strong_20_Emphasis">src/Template/Bookmarks/tags.ctp</text:span> coloque o seguinte conteúdo:</text:p>
          <text:p text:style-name="Preformatted_20_Text">&lt;h1&gt;</text:p>
          <text:p text:style-name="Preformatted_20_Text"><text:s text:c="4"/>Bookmarks tagged with</text:p>
          <text:p text:style-name="Preformatted_20_Text"><text:s text:c="4"/>&lt;?= $this-&gt;Text-&gt;toList(h($tags)) ?&gt;</text:p>
          <text:p text:style-name="Preformatted_20_Text">&lt;/h1&gt;</text:p>
          <text:p text:style-name="Preformatted_20_Text"/>
          <text:p text:style-name="Preformatted_20_Text">&lt;section&gt;</text:p>
          <text:p text:style-name="Preformatted_20_Text">&lt;?php foreach ($bookmarks as $bookmark): ?&gt;</text:p>
          <text:p text:style-name="Preformatted_20_Text"><text:s text:c="4"/>&lt;article&gt;</text:p>
          <text:p text:style-name="Preformatted_20_Text"><text:s text:c="8"/>&lt;h4&gt;&lt;?= $this-&gt;Html-&gt;link($bookmark-&gt;title, $bookmark-&gt;url) ?&gt;&lt;/h4&gt;</text:p>
          <text:p text:style-name="Preformatted_20_Text"><text:s text:c="8"/>&lt;small&gt;&lt;?= h($bookmark-&gt;url) ?&gt;&lt;/small&gt;</text:p>
          <text:p text:style-name="Preformatted_20_Text"><text:s text:c="8"/>&lt;?= $this-&gt;Text-&gt;autoParagraph(h($bookmark-&gt;description)) ?&gt;</text:p>
          <text:p text:style-name="Preformatted_20_Text"><text:s text:c="4"/>&lt;/article&gt;</text:p>
          <text:p text:style-name="Preformatted_20_Text">&lt;?php endforeach; ?&gt;</text:p>
          <text:p text:style-name="P5">&lt;/section&gt;</text:p>
          <text:p text:style-name="Text_20_body">O CakePHP espera que os nossos templates sigam a convenção de nomenclatura onde o nome do template é a versão minúscula e grifada do nome da ação do controller.</text:p>
          <text:p text:style-name="Text_20_body">Você pode perceber que fomos capazes de utilizar as variáveis <text:span text:style-name="Source_20_Text">$tags</text:span> e <text:span text:style-name="Source_20_Text">bookmarks</text:span> em nossa view. Quando usamos o método <text:span text:style-name="Source_20_Text">set()</text:span> em nosso controller, automaticamente <text:soft-page-break/>definimos variáveis específicas que devem ser enviadas para a view. A view vai tornar todas as variáveis passadas disponíveis nos templates como variáveis locais.</text:p>
          <text:p text:style-name="Text_20_body">Em nossa view, usamos alguns dos <text:a xlink:type="simple" xlink:href="https://book.cakephp.org/3.0/pt/views/helpers.html" text:style-name="Internet_20_link" text:visited-style-name="Visited_20_Internet_20_Link">helpers</text:a> nativos do CakePHP. Helpers são usados para criar lógica re-utilizável para a formatação de dados, a criação de HTML ou outra saída da view.</text:p>
          <text:p text:style-name="Text_20_body">Agora você deve ser capaz de visitar a URL <text:span text:style-name="Source_20_Text">/bookmarks/tagged/funny</text:span> e ver todas os bookmarks com a tag ‘funny’.</text:p>
          <text:p text:style-name="Text_20_body">Até agora, nós criamos uma aplicação básica para gerenciar bookmarks, tags e users. No entanto, todos podem ver as tags de toda a gente. No próximo capítulo, vamos implementar a autenticação e restringir os bookmarks visíveis para somente aqueles que pertencem ao usuário atual.</text:p>
          <text:p text:style-name="Text_20_body">Agora vá a <text:a xlink:type="simple" xlink:href="https://book.cakephp.org/3.0/pt/tutorials-and-examples/bookmarks/part-two.html" text:style-name="Internet_20_link" text:visited-style-name="Visited_20_Internet_20_Link">Tutorial - Criando um Bookmarker - Parte 2</text:a> para continuar a construir sua aplicação ou <text:a xlink:type="simple" xlink:href="https://book.cakephp.org/3.0/pt/topics.html" text:style-name="Internet_20_link" text:visited-style-name="Visited_20_Internet_20_Link">mergulhe na documentação</text:a> para saber mais sobre o que CakePHP pode fazer por você.</text:p>
        </text:section>
      </text:section>
      <text:p text:style-name="Standard"/>
      <text:h text:style-name="Heading_20_1" text:outline-level="1">Tutorial - Criando um Bookmarker - Parte 2</text:h>
      <text:section text:style-name="Sect1" text:name="tutorial-criando-um-bookmarker-parte-2">
        <text:p text:style-name="Text_20_body">Depois de terminar a <text:a xlink:type="simple" xlink:href="https://book.cakephp.org/3.0/pt/tutorials-and-examples/bookmarks/intro.html" text:style-name="Internet_20_link" text:visited-style-name="Visited_20_Internet_20_Link">primeira parte deste tutorial</text:a>, você deve ter uma aplicação muito básica. Neste capítulo iremos adicionar autenticação e restringir as bookmarks para que cada usuário possa ver/modificar somente aquelas que possuam.</text:p>
        <text:section text:style-name="Sect1" text:name="adicionando-login">
          <text:h text:style-name="Heading_20_2" text:outline-level="2">Adicionando login</text:h>
          <text:p text:style-name="Text_20_body">No CakePHP, a autenticação é feita por <text:a xlink:type="simple" xlink:href="https://book.cakephp.org/3.0/pt/controllers/components.html" text:style-name="Internet_20_link" text:visited-style-name="Visited_20_Internet_20_Link">Components (Componentes)</text:a>. Os Components podem ser considerados como formas de criar pedaços reutilizáveis de código relacionado a controllers com uma característica específica ou conceito. Os components também podem ligar-se ao evento do ciclo de vida do controller e interagir com a sua aplicação. Para começar, vamos adicionar o AuthComponent a nossa aplicação. Nós vamos querer muito que cada método exija autenticação, por isso vamos acrescentar o <text:a xlink:type="simple" xlink:href="https://book.cakephp.org/3.0/pt/controllers/components/authentication.html" text:style-name="Internet_20_link" text:visited-style-name="Visited_20_Internet_20_Link">AuthComponent</text:a> em nosso AppController:</text:p>
          <text:p text:style-name="Preformatted_20_Text">// Em src/Controller/AppController.php</text:p>
          <text:p text:style-name="Preformatted_20_Text">namespace App\Controller;</text:p>
          <text:p text:style-name="Preformatted_20_Text"/>
          <text:p text:style-name="Preformatted_20_Text">use Cake\Controller\Controller;</text:p>
          <text:p text:style-name="Preformatted_20_Text"/>
          <text:p text:style-name="Preformatted_20_Text">class AppController extends Controller</text:p>
          <text:p text:style-name="Preformatted_20_Text">{</text:p>
          <text:p text:style-name="Preformatted_20_Text"><text:s text:c="4"/>public function initialize()</text:p>
          <text:p text:style-name="Preformatted_20_Text"><text:s text:c="4"/>{</text:p>
          <text:p text:style-name="Preformatted_20_Text"><text:s text:c="8"/>$this-&gt;loadComponent('Flash');</text:p>
          <text:p text:style-name="Preformatted_20_Text"><text:s text:c="8"/>$this-&gt;loadComponent('Auth', [</text:p>
          <text:p text:style-name="Preformatted_20_Text"><text:s text:c="12"/>'authenticate' =&gt; [</text:p>
          <text:p text:style-name="Preformatted_20_Text"><text:s text:c="16"/>'Form' =&gt; [</text:p>
          <text:p text:style-name="Preformatted_20_Text"><text:s text:c="20"/>'fields' =&gt; [</text:p>
          <text:p text:style-name="Preformatted_20_Text"><text:s text:c="24"/>'username' =&gt; 'email',</text:p>
          <text:p text:style-name="Preformatted_20_Text"><text:s text:c="24"/>'password' =&gt; 'password'</text:p>
          <text:p text:style-name="Preformatted_20_Text"><text:soft-page-break/><text:s text:c="20"/>]</text:p>
          <text:p text:style-name="Preformatted_20_Text"><text:s text:c="16"/>]</text:p>
          <text:p text:style-name="Preformatted_20_Text"><text:s text:c="12"/>],</text:p>
          <text:p text:style-name="Preformatted_20_Text"><text:s text:c="12"/>'loginAction' =&gt; [</text:p>
          <text:p text:style-name="Preformatted_20_Text"><text:s text:c="16"/>'controller' =&gt; 'Users',</text:p>
          <text:p text:style-name="Preformatted_20_Text"><text:s text:c="16"/>'action' =&gt; 'login'</text:p>
          <text:p text:style-name="Preformatted_20_Text"><text:s text:c="12"/>]</text:p>
          <text:p text:style-name="Preformatted_20_Text"><text:s text:c="8"/>]);</text:p>
          <text:p text:style-name="Preformatted_20_Text"/>
          <text:p text:style-name="Preformatted_20_Text"><text:s text:c="8"/>// Permite a ação display, assim nosso pages controller</text:p>
          <text:p text:style-name="Preformatted_20_Text"><text:s text:c="8"/>// continua a funcionar.</text:p>
          <text:p text:style-name="Preformatted_20_Text"><text:s text:c="8"/>$this-&gt;Auth-&gt;allow(['display']);</text:p>
          <text:p text:style-name="Preformatted_20_Text"><text:s text:c="4"/>}</text:p>
          <text:p text:style-name="P5">}</text:p>
          <text:p text:style-name="Text_20_body">Acabamos de dizer ao CakePHP que queremos carregar os components <text:span text:style-name="Source_20_Text">Flash</text:span> e <text:span text:style-name="Source_20_Text">Auth</text:span>. Além disso, temos a configuração personalizada do AuthComponent, assim a nossa tabela users pode usar <text:span text:style-name="Source_20_Text">email</text:span> como username. Agora, se você for a qualquer URL, você vai ser chutado para <text:span text:style-name="Source_20_Text">/users/login</text:span>, que irá mostrar uma página de erro já que não escrevemos o código ainda. Então, vamos criar a ação de login:</text:p>
          <text:p text:style-name="Preformatted_20_Text">// Em src/Controller/UsersController.php</text:p>
          <text:p text:style-name="Preformatted_20_Text"/>
          <text:p text:style-name="Preformatted_20_Text">public function login()</text:p>
          <text:p text:style-name="Preformatted_20_Text">{</text:p>
          <text:p text:style-name="Preformatted_20_Text"><text:s text:c="4"/>if ($this-&gt;request-&gt;is('post')) {</text:p>
          <text:p text:style-name="Preformatted_20_Text"><text:s text:c="8"/>$user = $this-&gt;Auth-&gt;identify();</text:p>
          <text:p text:style-name="Preformatted_20_Text"><text:s text:c="8"/>if ($user) {</text:p>
          <text:p text:style-name="Preformatted_20_Text"><text:s text:c="12"/>$this-&gt;Auth-&gt;setUser($user);</text:p>
          <text:p text:style-name="Preformatted_20_Text"><text:s text:c="12"/>return $this-&gt;redirect($this-&gt;Auth-&gt;redirectUrl());</text:p>
          <text:p text:style-name="Preformatted_20_Text"><text:s text:c="8"/>}</text:p>
          <text:p text:style-name="Preformatted_20_Text"><text:s text:c="8"/>$this-&gt;Flash-&gt;error('Your username or password is incorrect.');</text:p>
          <text:p text:style-name="Preformatted_20_Text"><text:s text:c="4"/>}</text:p>
          <text:p text:style-name="P5">}</text:p>
          <text:p text:style-name="Text_20_body">E em <text:span text:style-name="Strong_20_Emphasis">src/Template/Users/login.ctp</text:span> adicione o seguinte:</text:p>
          <text:p text:style-name="Preformatted_20_Text">&lt;h1&gt;Login&lt;/h1&gt;</text:p>
          <text:p text:style-name="Preformatted_20_Text">&lt;?= $this-&gt;Form-&gt;create() ?&gt;</text:p>
          <text:p text:style-name="Preformatted_20_Text">&lt;?= $this-&gt;Form-&gt;input('email') ?&gt;</text:p>
          <text:p text:style-name="Preformatted_20_Text">&lt;?= $this-&gt;Form-&gt;input('password') ?&gt;</text:p>
          <text:p text:style-name="Preformatted_20_Text">&lt;?= $this-&gt;Form-&gt;button('Login') ?&gt;</text:p>
          <text:p text:style-name="P5">&lt;?= $this-&gt;Form-&gt;end() ?&gt;</text:p>
          <text:p text:style-name="Text_20_body">Agora que temos um simples formulário de login, devemos ser capazes de efetuar login com um dos users que tenham senha criptografada.</text:p>
          <text:p text:style-name="Text_20_body">Se nenhum de seus users tem senha criptografada, comente a linha <text:span text:style-name="Source_20_Text">loadComponent('Auth')</text:span>. Então vá e edite o user, salvando uma nova senha para ele.</text:p>
          <text:p text:style-name="Text_20_body">Agora você deve ser capaz de entrar. Se não, certifique-se que você está usando um user que tenha senha criptografada.</text:p>
        </text:section>
        <text:section text:style-name="Sect1" text:name="adicionando-logout">
          <text:h text:style-name="Heading_20_2" text:outline-level="2"><text:soft-page-break/>Adicionando logout</text:h>
          <text:p text:style-name="Text_20_body">Agora que as pessoas podem efetuar o login, você provavelmente vai querer fornecer uma maneira de encerrar a sessão também. Mais uma vez, no <text:span text:style-name="Source_20_Text">UsersController</text:span>, adicione o seguinte código:</text:p>
          <text:p text:style-name="Preformatted_20_Text">public function logout()</text:p>
          <text:p text:style-name="Preformatted_20_Text">{</text:p>
          <text:p text:style-name="Preformatted_20_Text"><text:s text:c="4"/>$this-&gt;Flash-&gt;success('You are now logged out.');</text:p>
          <text:p text:style-name="Preformatted_20_Text"><text:s text:c="4"/>return $this-&gt;redirect($this-&gt;Auth-&gt;logout());</text:p>
          <text:p text:style-name="P5">}</text:p>
          <text:p text:style-name="Text_20_body">Agora você pode visitar <text:span text:style-name="Source_20_Text">/users/logout</text:span> para sair e ser enviado à página de login.</text:p>
        </text:section>
        <text:section text:style-name="Sect1" text:name="ativando-inscricoes">
          <text:h text:style-name="Heading_20_2" text:outline-level="2">Ativando inscrições</text:h>
          <text:p text:style-name="Text_20_body">Se você não estiver logado e tentar visitar / usuários / adicionar você vai ser expulso para a página de login. Devemos corrigir isso se quisermos que as pessoas se inscrevam em nossa aplicação. No UsersController adicione o seguinte:</text:p>
          <text:p text:style-name="Preformatted_20_Text">public function beforeFilter(\Cake\Event\Event $event)</text:p>
          <text:p text:style-name="Preformatted_20_Text">{</text:p>
          <text:p text:style-name="Preformatted_20_Text"><text:s text:c="4"/>$this-&gt;Auth-&gt;allow(['add']);</text:p>
          <text:p text:style-name="P5">}</text:p>
          <text:p text:style-name="Text_20_body">O texto acima diz ao <text:span text:style-name="Source_20_Text">AuthComponent</text:span> que a ação <text:span text:style-name="Source_20_Text">add</text:span> não requer autenticação ou autorização. Você pode querer dedicar algum tempo para limpar a <text:span text:style-name="Source_20_Text">/users/add</text:span> e remover os links enganosos, ou continuar para a próxima seção. Nós não estaremos construindo a edição do usuário, visualização ou listagem neste tutorial, então eles não vão funcionar, já que o <text:span text:style-name="Source_20_Text">AuthComponent</text:span> vai negar-lhe acesso a essas ações do controller.</text:p>
        </text:section>
        <text:section text:style-name="Sect1" text:name="restringindo-acesso">
          <text:h text:style-name="Heading_20_2" text:outline-level="2">Restringindo acesso</text:h>
          <text:p text:style-name="Text_20_body">Agora que os usuários podem conectar-se, nós vamos querer limitar os bookmarks que podem ver para aqueles que fizeram. Nós vamos fazer isso usando um adaptador de ‘autorização’. Sendo os nossos requisitos bastante simples, podemos escrever um código em nossa <text:span text:style-name="Source_20_Text">BookmarksController</text:span>. Mas antes de fazer isso, vamos querer dizer ao AuthComponent como nossa aplicação vai autorizar ações. Em seu <text:span text:style-name="Source_20_Text">AppController</text:span> adicione o seguinte:</text:p>
          <text:p text:style-name="Preformatted_20_Text">public function isAuthorized($user)</text:p>
          <text:p text:style-name="Preformatted_20_Text">{</text:p>
          <text:p text:style-name="Preformatted_20_Text"><text:s text:c="4"/>return false;</text:p>
          <text:p text:style-name="P5">}</text:p>
          <text:p text:style-name="Text_20_body">Além disso, adicione o seguinte à configuração para <text:span text:style-name="Source_20_Text">Auth</text:span> em seu <text:span text:style-name="Source_20_Text">AppController</text:span>:</text:p>
          <text:p text:style-name="P5">'authorize' =&gt; 'Controller',</text:p>
          <text:p text:style-name="Text_20_body">Seu método <text:span text:style-name="Source_20_Text">initialize</text:span> agora deve parecer com:</text:p>
          <text:p text:style-name="Preformatted_20_Text"><text:soft-page-break/>public function initialize()</text:p>
          <text:p text:style-name="Preformatted_20_Text">{</text:p>
          <text:p text:style-name="Preformatted_20_Text"><text:s text:c="4"/>$this-&gt;loadComponent('Flash');</text:p>
          <text:p text:style-name="Preformatted_20_Text"><text:s text:c="4"/>$this-&gt;loadComponent('Auth', [</text:p>
          <text:p text:style-name="Preformatted_20_Text"><text:s text:c="8"/>'authorize'=&gt; 'Controller',//added this line</text:p>
          <text:p text:style-name="Preformatted_20_Text"><text:s text:c="8"/>'authenticate' =&gt; [</text:p>
          <text:p text:style-name="Preformatted_20_Text"><text:s text:c="12"/>'Form' =&gt; [</text:p>
          <text:p text:style-name="Preformatted_20_Text"><text:s text:c="16"/>'fields' =&gt; [</text:p>
          <text:p text:style-name="Preformatted_20_Text"><text:s text:c="20"/>'username' =&gt; 'email',</text:p>
          <text:p text:style-name="Preformatted_20_Text"><text:s text:c="20"/>'password' =&gt; 'password'</text:p>
          <text:p text:style-name="Preformatted_20_Text"><text:s text:c="16"/>]</text:p>
          <text:p text:style-name="Preformatted_20_Text"><text:s text:c="12"/>]</text:p>
          <text:p text:style-name="Preformatted_20_Text"><text:s text:c="8"/>],</text:p>
          <text:p text:style-name="Preformatted_20_Text"><text:s text:c="8"/>'loginAction' =&gt; [</text:p>
          <text:p text:style-name="Preformatted_20_Text"><text:s text:c="12"/>'controller' =&gt; 'Users',</text:p>
          <text:p text:style-name="Preformatted_20_Text"><text:s text:c="12"/>'action' =&gt; 'login'</text:p>
          <text:p text:style-name="Preformatted_20_Text"><text:s text:c="8"/>],</text:p>
          <text:p text:style-name="Preformatted_20_Text"><text:s text:c="8"/>'unauthorizedRedirect' =&gt; $this-&gt;referer()</text:p>
          <text:p text:style-name="Preformatted_20_Text"><text:s text:c="4"/>]);</text:p>
          <text:p text:style-name="Preformatted_20_Text"/>
          <text:p text:style-name="Preformatted_20_Text"><text:s text:c="4"/>// Permite a ação display, assim nosso pages controller</text:p>
          <text:p text:style-name="Preformatted_20_Text"><text:s text:c="4"/>// continua a funcionar.</text:p>
          <text:p text:style-name="Preformatted_20_Text"><text:s text:c="4"/>$this-&gt;Auth-&gt;allow(['display']);</text:p>
          <text:p text:style-name="P5">}</text:p>
          <text:p text:style-name="Text_20_body">Vamos usar como padrão, negação do acesso, e de forma incremental conceder acesso onde faça sentido. Primeiro, vamos adicionar a lógica de autorização para os bookmarks. Em seu <text:span text:style-name="Source_20_Text">BookmarksController</text:span> adicione o seguinte:</text:p>
          <text:p text:style-name="Preformatted_20_Text">public function isAuthorized($user)</text:p>
          <text:p text:style-name="Preformatted_20_Text">{</text:p>
          <text:p text:style-name="Preformatted_20_Text"><text:s text:c="4"/>$action = $this-&gt;request-&gt;params['action'];</text:p>
          <text:p text:style-name="Preformatted_20_Text"/>
          <text:p text:style-name="Preformatted_20_Text"><text:s text:c="4"/>// As ações add e index são permitidas sempre.</text:p>
          <text:p text:style-name="Preformatted_20_Text"><text:s text:c="4"/>if (in_array($action, ['index', 'add', 'tags'])) {</text:p>
          <text:p text:style-name="Preformatted_20_Text"><text:s text:c="8"/>return true;</text:p>
          <text:p text:style-name="Preformatted_20_Text"><text:s text:c="4"/>}</text:p>
          <text:p text:style-name="Preformatted_20_Text"><text:s text:c="4"/>// Todas as outras ações requerem um id.</text:p>
          <text:p text:style-name="Preformatted_20_Text"><text:s text:c="4"/>if (!$this-&gt;request-&gt;getParam('pass.0')) {</text:p>
          <text:p text:style-name="Preformatted_20_Text"><text:s text:c="8"/>return false;</text:p>
          <text:p text:style-name="Preformatted_20_Text"><text:s text:c="4"/>}</text:p>
          <text:p text:style-name="Preformatted_20_Text"/>
          <text:p text:style-name="Preformatted_20_Text"><text:s text:c="4"/>// Checa se o bookmark pertence ao user atual.</text:p>
          <text:p text:style-name="Preformatted_20_Text"><text:s text:c="4"/>$id = $this-&gt;request-&gt;getParam('pass.0');</text:p>
          <text:p text:style-name="Preformatted_20_Text"><text:s text:c="4"/>$bookmark = $this-&gt;Bookmarks-&gt;get($id);</text:p>
          <text:p text:style-name="Preformatted_20_Text"><text:s text:c="4"/>if ($bookmark-&gt;user_id == $user['id']) {</text:p>
          <text:p text:style-name="Preformatted_20_Text"><text:s text:c="8"/>return true;</text:p>
          <text:p text:style-name="Preformatted_20_Text"><text:s text:c="4"/>}</text:p>
          <text:p text:style-name="Preformatted_20_Text"><text:s text:c="4"/>return parent::isAuthorized($user);</text:p>
          <text:p text:style-name="P5">}</text:p>
          <text:p text:style-name="Text_20_body">Agora, se você tentar visualizar, editar ou excluir um bookmark que não pertença a você, você deve ser redirecionado para a página de onde veio. No entanto, não há nenhuma mensagem de erro sendo exibida, então vamos corrigir isso a seguir:</text:p>
          <text:p text:style-name="Preformatted_20_Text">// In src/Template/Layout/default.ctp</text:p>
          <text:p text:style-name="Preformatted_20_Text">// Under the existing flash message.</text:p>
          <text:p text:style-name="P5">&lt;?= $this-&gt;Flash-&gt;render('auth') ?&gt;</text:p>
          <text:p text:style-name="Text_20_body">Agora você deve ver as mensagens de erro de autorização.</text:p>
        </text:section>
        <text:section text:style-name="Sect1" text:name="corrigindo-a-view-de-listagem-e-formularios">
          <text:h text:style-name="Heading_20_2" text:outline-level="2"><text:soft-page-break/>Corrigindo a view de listagem e formulários</text:h>
          <text:p text:style-name="Text_20_body">Enquanto view e delete estão trabalhando, edit, add e index tem alguns problemas:</text:p>
          <text:list xml:id="list2132095707821615035" text:style-name="L2">
            <text:list-item>
              <text:p text:style-name="P4">Ao adicionar um bookmark, você pode escolher o user. </text:p>
            </text:list-item>
            <text:list-item>
              <text:p text:style-name="P4">Ao editar um bookmark, você pode escolher o user. </text:p>
            </text:list-item>
            <text:list-item>
              <text:p text:style-name="P2">A página de listagem mostra os bookmarks de outros users. </text:p>
            </text:list-item>
          </text:list>
          <text:p text:style-name="Text_20_body">Vamos enfrentar o formulário de adição em primeiro lugar. Para começar remova o <text:span text:style-name="Source_20_Text">input('user_id')</text:span> a partir de <text:span text:style-name="Strong_20_Emphasis">src/Template/Bookmarks/add.ctp</text:span>. Com isso removido, nós também vamos atualizar o método add:</text:p>
          <text:p text:style-name="Preformatted_20_Text">public function add()</text:p>
          <text:p text:style-name="Preformatted_20_Text">{</text:p>
          <text:p text:style-name="Preformatted_20_Text"><text:s text:c="4"/>$bookmark = $this-&gt;Bookmarks-&gt;newEntity();</text:p>
          <text:p text:style-name="Preformatted_20_Text"><text:s text:c="4"/>if ($this-&gt;request-&gt;is('post')) {</text:p>
          <text:p text:style-name="Preformatted_20_Text"><text:s text:c="8"/>$bookmark = $this-&gt;Bookmarks-&gt;patchEntity($bookmark, $this-&gt;request-&gt;getData());</text:p>
          <text:p text:style-name="Preformatted_20_Text"><text:s text:c="8"/>$bookmark-&gt;user_id = $this-&gt;Auth-&gt;user('id');</text:p>
          <text:p text:style-name="Preformatted_20_Text"><text:s text:c="8"/>if ($this-&gt;Bookmarks-&gt;save($bookmark)) {</text:p>
          <text:p text:style-name="Preformatted_20_Text"><text:s text:c="12"/>$this-&gt;Flash-&gt;success('The bookmark has been saved.');</text:p>
          <text:p text:style-name="Preformatted_20_Text"><text:s text:c="12"/>return $this-&gt;redirect(['action' =&gt; 'index']);</text:p>
          <text:p text:style-name="Preformatted_20_Text"><text:s text:c="8"/>}</text:p>
          <text:p text:style-name="Preformatted_20_Text"><text:s text:c="8"/>$this-&gt;Flash-&gt;error('The bookmark could not be saved. Please, try again.');</text:p>
          <text:p text:style-name="Preformatted_20_Text"><text:s text:c="4"/>}</text:p>
          <text:p text:style-name="Preformatted_20_Text"><text:s text:c="4"/>$tags = $this-&gt;Bookmarks-&gt;Tags-&gt;find('list');</text:p>
          <text:p text:style-name="Preformatted_20_Text"><text:s text:c="4"/>$this-&gt;set(compact('bookmark', 'tags'));</text:p>
          <text:p text:style-name="P5">}</text:p>
          <text:p text:style-name="Text_20_body">Ao definir a propriedade da entidade com os dados da sessão, nós removemos qualquer possibilidade do user modificar de que outro user um bookmark seja. Nós vamos fazer o mesmo para o formulário edit e action edit. Sua ação edit deve ficar assim:</text:p>
          <text:p text:style-name="Preformatted_20_Text">public function edit($id = null)</text:p>
          <text:p text:style-name="Preformatted_20_Text">{</text:p>
          <text:p text:style-name="Preformatted_20_Text"><text:s text:c="4"/>$bookmark = $this-&gt;Bookmarks-&gt;get($id, [</text:p>
          <text:p text:style-name="Preformatted_20_Text"><text:s text:c="8"/>'contain' =&gt; ['Tags']</text:p>
          <text:p text:style-name="Preformatted_20_Text"><text:s text:c="4"/>]);</text:p>
          <text:p text:style-name="Preformatted_20_Text"><text:s text:c="4"/>if ($this-&gt;request-&gt;is(['patch', 'post', 'put'])) {</text:p>
          <text:p text:style-name="Preformatted_20_Text"><text:s text:c="8"/>$bookmark = $this-&gt;Bookmarks-&gt;patchEntity($bookmark, $this-&gt;request-&gt;getData());</text:p>
          <text:p text:style-name="Preformatted_20_Text"><text:s text:c="8"/>$bookmark-&gt;user_id = $this-&gt;Auth-&gt;user('id');</text:p>
          <text:p text:style-name="Preformatted_20_Text"><text:s text:c="8"/>if ($this-&gt;Bookmarks-&gt;save($bookmark)) {</text:p>
          <text:p text:style-name="Preformatted_20_Text"><text:s text:c="12"/>$this-&gt;Flash-&gt;success('The bookmark has been saved.');</text:p>
          <text:p text:style-name="Preformatted_20_Text"><text:s text:c="12"/>return $this-&gt;redirect(['action' =&gt; 'index']);</text:p>
          <text:p text:style-name="Preformatted_20_Text"><text:s text:c="8"/>}</text:p>
          <text:p text:style-name="Preformatted_20_Text"><text:s text:c="8"/>$this-&gt;Flash-&gt;error('The bookmark could not be saved. Please, try again.');</text:p>
          <text:p text:style-name="Preformatted_20_Text"><text:s text:c="4"/>}</text:p>
          <text:p text:style-name="Preformatted_20_Text"><text:s text:c="4"/>$tags = $this-&gt;Bookmarks-&gt;Tags-&gt;find('list');</text:p>
          <text:p text:style-name="Preformatted_20_Text"><text:s text:c="4"/>$this-&gt;set(compact('bookmark', 'tags'));</text:p>
          <text:p text:style-name="P5">}</text:p>
          <text:section text:style-name="Sect1" text:name="view-de-listagem">
            <text:h text:style-name="Heading_20_3" text:outline-level="3">View de listagem</text:h>
            <text:p text:style-name="Text_20_body">Agora, nós precisamos apenas exibir bookmarks para o user logado. Nós podemos fazer isso ao atualizar a chamada para <text:span text:style-name="Source_20_Text">paginate()</text:span>. Altere sua ação index:</text:p>
            <text:p text:style-name="Preformatted_20_Text"><text:soft-page-break/>public function index()</text:p>
            <text:p text:style-name="Preformatted_20_Text">{</text:p>
            <text:p text:style-name="Preformatted_20_Text"><text:s text:c="4"/>$this-&gt;paginate = [</text:p>
            <text:p text:style-name="Preformatted_20_Text"><text:s text:c="8"/>'conditions' =&gt; [</text:p>
            <text:p text:style-name="Preformatted_20_Text"><text:s text:c="12"/>'Bookmarks.user_id' =&gt; $this-&gt;Auth-&gt;user('id'),</text:p>
            <text:p text:style-name="Preformatted_20_Text"><text:s text:c="8"/>]</text:p>
            <text:p text:style-name="Preformatted_20_Text"><text:s text:c="4"/>];</text:p>
            <text:p text:style-name="Preformatted_20_Text"><text:s text:c="4"/>$this-&gt;set('bookmarks', $this-&gt;paginate($this-&gt;Bookmarks));</text:p>
            <text:p text:style-name="P5">}</text:p>
            <text:p text:style-name="Text_20_body">Nós também devemos atualizar a action <text:span text:style-name="Source_20_Text">tags()</text:span> e o método localizador relacionado, mas vamos deixar isso como um exercício para que você conclua por sí.</text:p>
          </text:section>
        </text:section>
        <text:section text:style-name="Sect1" text:name="melhorando-a-experiencia-com-as-tags">
          <text:h text:style-name="Heading_20_2" text:outline-level="2">Melhorando a experiência com as tags</text:h>
          <text:p text:style-name="Text_20_body">Agora, adicionar novas tags é um processo difícil, pois o <text:span text:style-name="Source_20_Text">TagsController</text:span> proíbe todos os acessos. Em vez de permitir o acesso, podemos melhorar a interface do usuário para selecionar tags usando um campo de texto separado por vírgulas. Isso permitirá dar uma melhor experiência para os nossos usuários, e usar mais alguns grandes recursos no ORM.</text:p>
          <text:section text:style-name="Sect1" text:name="adicionando-um-campo-computado">
            <text:h text:style-name="Heading_20_3" text:outline-level="3">Adicionando um campo computado</text:h>
            <text:p text:style-name="Text_20_body">Porque nós queremos uma maneira simples de acessar as tags formatados para uma entidade, podemos adicionar um campo virtual/computado para a entidade. Em <text:span text:style-name="Strong_20_Emphasis">src/Model/Entity/Bookmark.php</text:span> adicione o seguinte:</text:p>
            <text:p text:style-name="Preformatted_20_Text">use Cake\Collection\Collection;</text:p>
            <text:p text:style-name="Preformatted_20_Text"/>
            <text:p text:style-name="Preformatted_20_Text">protected function _getTagString()</text:p>
            <text:p text:style-name="Preformatted_20_Text">{</text:p>
            <text:p text:style-name="Preformatted_20_Text"><text:s text:c="4"/>if (isset($this-&gt;_properties['tag_string'])) {</text:p>
            <text:p text:style-name="Preformatted_20_Text"><text:s text:c="8"/>return $this-&gt;_properties['tag_string'];</text:p>
            <text:p text:style-name="Preformatted_20_Text"><text:s text:c="4"/>}</text:p>
            <text:p text:style-name="Preformatted_20_Text"><text:s text:c="4"/>if (empty($this-&gt;tags)) {</text:p>
            <text:p text:style-name="Preformatted_20_Text"><text:s text:c="8"/>return '';</text:p>
            <text:p text:style-name="Preformatted_20_Text"><text:s text:c="4"/>}</text:p>
            <text:p text:style-name="Preformatted_20_Text"><text:s text:c="4"/>$tags = new Collection($this-&gt;tags);</text:p>
            <text:p text:style-name="Preformatted_20_Text"><text:s text:c="4"/>$str = $tags-&gt;reduce(function ($string, $tag) {</text:p>
            <text:p text:style-name="Preformatted_20_Text"><text:s text:c="8"/>return $string . $tag-&gt;title . ', ';</text:p>
            <text:p text:style-name="Preformatted_20_Text"><text:s text:c="4"/>}, '');</text:p>
            <text:p text:style-name="Preformatted_20_Text"><text:s text:c="4"/>return trim($str, ', ');</text:p>
            <text:p text:style-name="P5">}</text:p>
            <text:p text:style-name="Text_20_body">Isso vai nos deixar acessar a propriedade computada <text:span text:style-name="Source_20_Text">$bookmark-&gt;tag_string</text:span>. Vamos usar essa propriedade em inputs mais tarde. Lembre-se de adicionar a propriedade <text:span text:style-name="Source_20_Text">tag_string</text:span> a lista <text:span text:style-name="Source_20_Text">_accessible</text:span> em sua entidade.</text:p>
            <text:p text:style-name="Text_20_body">Em <text:span text:style-name="Strong_20_Emphasis">src/Model/Entity/Bookmark.php</text:span> adicione o <text:span text:style-name="Source_20_Text">tag_string</text:span> ao <text:span text:style-name="Source_20_Text">_accessible</text:span> desta forma:</text:p>
            <text:p text:style-name="Preformatted_20_Text">protected $_accessible = [</text:p>
            <text:p text:style-name="Preformatted_20_Text"><text:s text:c="4"/>'user_id' =&gt; true,</text:p>
            <text:p text:style-name="Preformatted_20_Text"><text:s text:c="4"/>'title' =&gt; true,</text:p>
            <text:p text:style-name="Preformatted_20_Text"><text:s text:c="4"/>'description' =&gt; true,</text:p>
            <text:p text:style-name="Preformatted_20_Text"><text:s text:c="4"/>'url' =&gt; true,</text:p>
            <text:p text:style-name="Preformatted_20_Text"><text:soft-page-break/><text:s text:c="4"/>'user' =&gt; true,</text:p>
            <text:p text:style-name="Preformatted_20_Text"><text:s text:c="4"/>'tags' =&gt; true,</text:p>
            <text:p text:style-name="Preformatted_20_Text"><text:s text:c="4"/>'tag_string' =&gt; true,</text:p>
            <text:p text:style-name="P5">];</text:p>
          </text:section>
          <text:section text:style-name="Sect1" text:name="atualizando-as-views">
            <text:h text:style-name="Heading_20_3" text:outline-level="3">Atualizando as views</text:h>
            <text:p text:style-name="Text_20_body">Com a entidade atualizado, podemos adicionar uma nova entrada para as nossas tags. Nas views add e edit, substitua <text:span text:style-name="Source_20_Text">tags._ids</text:span> pelo seguinte:</text:p>
            <text:p text:style-name="P5">&lt;?= $this-&gt;Form-&gt;input('tag_string', ['type' =&gt; 'text']) ?&gt;</text:p>
          </text:section>
          <text:section text:style-name="Sect1" text:name="persistindo-a-string-tag">
            <text:h text:style-name="Heading_20_3" text:outline-level="3">Persistindo a string tag</text:h>
            <text:p text:style-name="Text_20_body">Agora que podemos ver as tags como uma string existente, vamos querer salvar os dados também. Por marcar o <text:span text:style-name="Source_20_Text">tag_string</text:span> como acessível, o ORM irá copiar os dados do pedido em nossa entidade. Podemos usar um método <text:span text:style-name="Source_20_Text">beforeSave</text:span> para analisar a cadeia tag e encontrar/construir as entidades relacionadas. Adicione o seguinte em <text:span text:style-name="Strong_20_Emphasis">src/Model/Table/BookmarksTable.php</text:span>:</text:p>
            <text:p text:style-name="Preformatted_20_Text">public function beforeSave($event, $entity, $options)</text:p>
            <text:p text:style-name="Preformatted_20_Text">{</text:p>
            <text:p text:style-name="Preformatted_20_Text"><text:s text:c="4"/>if ($entity-&gt;tag_string) {</text:p>
            <text:p text:style-name="Preformatted_20_Text"><text:s text:c="8"/>$entity-&gt;tags = $this-&gt;_buildTags($entity-&gt;tag_string);</text:p>
            <text:p text:style-name="Preformatted_20_Text"><text:s text:c="4"/>}</text:p>
            <text:p text:style-name="Preformatted_20_Text">}</text:p>
            <text:p text:style-name="Preformatted_20_Text"/>
            <text:p text:style-name="Preformatted_20_Text">protected function _buildTags($tagString)</text:p>
            <text:p text:style-name="Preformatted_20_Text">{</text:p>
            <text:p text:style-name="Preformatted_20_Text"><text:s text:c="4"/>$new = array_unique(array_map('trim', explode(',', $tagString)));</text:p>
            <text:p text:style-name="Preformatted_20_Text"><text:s text:c="4"/>$out = [];</text:p>
            <text:p text:style-name="Preformatted_20_Text"><text:s text:c="4"/>$query = $this-&gt;Tags-&gt;find()</text:p>
            <text:p text:style-name="Preformatted_20_Text"><text:s text:c="8"/>-&gt;where(['Tags.title IN' =&gt; $new]);</text:p>
            <text:p text:style-name="Preformatted_20_Text"/>
            <text:p text:style-name="Preformatted_20_Text"><text:s text:c="4"/>// Remove tags existentes da lista de novas tags.</text:p>
            <text:p text:style-name="Preformatted_20_Text"><text:s text:c="4"/>foreach ($query-&gt;extract('title') as $existing) {</text:p>
            <text:p text:style-name="Preformatted_20_Text"><text:s text:c="8"/>$index = array_search($existing, $new);</text:p>
            <text:p text:style-name="Preformatted_20_Text"><text:s text:c="8"/>if ($index !== false) {</text:p>
            <text:p text:style-name="Preformatted_20_Text"><text:s text:c="12"/>unset($new[$index]);</text:p>
            <text:p text:style-name="Preformatted_20_Text"><text:s text:c="8"/>}</text:p>
            <text:p text:style-name="Preformatted_20_Text"><text:s text:c="4"/>}</text:p>
            <text:p text:style-name="Preformatted_20_Text"><text:s text:c="4"/>// Adiciona tags existentes.</text:p>
            <text:p text:style-name="Preformatted_20_Text"><text:s text:c="4"/>foreach ($query as $tag) {</text:p>
            <text:p text:style-name="Preformatted_20_Text"><text:s text:c="8"/>$out[] = $tag;</text:p>
            <text:p text:style-name="Preformatted_20_Text"><text:s text:c="4"/>}</text:p>
            <text:p text:style-name="Preformatted_20_Text"><text:s text:c="4"/>// Adiciona novas tags.</text:p>
            <text:p text:style-name="Preformatted_20_Text"><text:s text:c="4"/>foreach ($new as $tag) {</text:p>
            <text:p text:style-name="Preformatted_20_Text"><text:s text:c="8"/>$out[] = $this-&gt;Tags-&gt;newEntity(['title' =&gt; $tag]);</text:p>
            <text:p text:style-name="Preformatted_20_Text"><text:s text:c="4"/>}</text:p>
            <text:p text:style-name="Preformatted_20_Text"><text:s text:c="4"/>return $out;</text:p>
            <text:p text:style-name="P5">}</text:p>
            <text:p text:style-name="Text_20_body">Embora esse código seja um pouco mais complicado do que o que temos feito até agora, ele ajuda a mostrar o quão poderosa a ORM do CakePHP é. Você pode facilmente manipular resultados da consulta usando os métodos de <text:a xlink:type="simple" xlink:href="https://book.cakephp.org/3.0/pt/core-libraries/collections.html" text:style-name="Internet_20_link" text:visited-style-name="Visited_20_Internet_20_Link">Collections (Coleções)</text:a>, e lidar com situações em que você está criando entidades sob demanda com facilidade.</text:p>
          </text:section>
        </text:section>
        <text:section text:style-name="Sect1" text:name="terminando">
          <text:h text:style-name="Heading_20_2" text:outline-level="2"><text:soft-page-break/>Terminando</text:h>
          <text:p text:style-name="Text_20_body">Nós expandimos nossa aplicação bookmarker para lidar com situações de autenticação e controle de autorização/acesso básico. Nós também adicionamos algumas melhorias agradáveis à UX, aproveitando os recursos FormHelper e ORM.</text:p>
          <text:p text:style-name="Text_20_body">Obrigado por dispor do seu tempo para explorar o CakePHP. Em seguida, você pode saber mais sobre o <text:a xlink:type="simple" xlink:href="https://book.cakephp.org/3.0/pt/orm.html" text:style-name="Internet_20_link" text:visited-style-name="Visited_20_Internet_20_Link">Models (Modelos)</text:a>, ou você pode ler os <text:a xlink:type="simple" xlink:href="https://book.cakephp.org/3.0/pt/topics.html" text:style-name="Internet_20_link" text:visited-style-name="Visited_20_Internet_20_Link">Utilizando o CakePHP</text:a>.</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6:05:56.766306617</meta:creation-date>
    <dc:date>2018-04-14T16:06:18.730922524</dc:date>
    <meta:editing-duration>PT22S</meta:editing-duration>
    <meta:editing-cycles>1</meta:editing-cycles>
    <meta:document-statistic meta:table-count="0" meta:image-count="0" meta:object-count="0" meta:page-count="14" meta:paragraph-count="424" meta:word-count="3422" meta:character-count="25229" meta:non-whitespace-character-count="20664"/>
    <meta:generator>LibreOffice/5.1.6.2$Linux_X86_64 LibreOffice_project/10m0$Build-2</meta:generator>
  </office:meta>
</office:document-meta>
</file>